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Texte_20_préformaté">
      <style:text-properties fo:color="#000000" loext:opacity="100%"/>
    </style:style>
    <style:style style:name="T1" style:family="text">
      <style:text-properties fo:color="#000000" loext:opacity="100%" style:font-name-complex="Arial"/>
    </style:style>
    <style:style style:name="T2" style:family="text">
      <style:text-properties fo:color="#000000" loext:opacity="100%" fo:font-weight="bold" style:font-weight-asian="bold" style:font-name-complex="Arial"/>
    </style:style>
    <style:style style:name="T3" style:family="text">
      <style:text-properties fo:color="#000000" loext:opacity="100%" fo:font-style="italic" fo:font-weight="bold" style:font-style-asian="italic" style:font-weight-asian="bold" style:font-name-complex="Arial" style:font-style-complex="italic"/>
    </style:style>
    <style:style style:name="T4" style:family="text">
      <style:text-properties fo:color="#000000" loext:opacity="100%" fo:font-style="italic" style:font-style-asian="italic" style:font-name-complex="Arial"/>
    </style:style>
    <style:style style:name="T5" style:family="text">
      <style:text-properties fo:color="#000000" loext:opacity="100%" style:text-position="super 58%" fo:font-weight="bold" style:font-weight-asian="bold" style:font-name-complex="Arial"/>
    </style:style>
    <style:style style:name="T6" style:family="text">
      <style:text-properties fo:color="#000000" loext:opacity="100%"/>
    </style:style>
    <style:style style:name="T7" style:family="text">
      <style:text-properties fo:color="#000000" loext:opacity="100%" style:font-name="Calibri" fo:font-size="10pt" style:font-size-asian="10pt" style:font-name-complex="Calibri1"/>
    </style:style>
    <style:style style:name="T8" style:family="text">
      <style:text-properties fo:color="#008000" loext:opacity="100%" style:font-name="Calibri" fo:font-size="10pt" style:font-size-asian="10pt"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e_20_préformaté"><text:span text:style-name="T1">The XXXI European Diplomacy Championship takes place in this year 2023 in the heart of Paris </text:span><text:span text:style-name="T2">from Friday 24 to Sunday 26 November </text:span><text:span text:style-name="T1">. </text:span><text:span text:style-name="T2">The Hotel </text:span><text:span text:style-name="T3">La Louisiane </text:span><text:span text:style-name="T2">is hosting the competition at 60 rue de Seine in the 6</text:span><text:span text:style-name="T5">th</text:span><text:span text:style-name="T2"> “arondissement”, </text:span><text:span text:style-name="T1">to our great delight. (accommodation possible on site with reduced rates for diplomats coming from abroad for the tournament)</text:span></text:p>
      <text:p text:style-name="Texte_20_préformaté"/>
      <text:p text:style-name="Texte_20_préformaté"><text:span text:style-name="T1">The European Diplomacy Championship will not be a simple tournament where the only leitmotif could be “I want to win, I want to win”. </text:span>Already rediscover the pleasure that we know in the games of Diplomacy, where everyone tries to negotiate away from prying eyes and too curious ears. And then, what <text:span text:style-name="T1">would this game be without all these good moments of good humor and frank camaraderie which follow every game? To do this, the organization has put together a schedule that will make these meetings unforgettable.</text:span></text:p>
      <text:p text:style-name="Texte_20_préformaté"/>
      <text:p text:style-name="Texte_20_préformaté"><text:span text:style-name="T2">Let us meet on Friday evening from 6 p.m. at the </text:span><text:span text:style-name="T3">La Louisiana hotel </text:span><text:span text:style-name="T2">for a friendly evening, which will open the championship: first of four rounds from 8 p.m. to midnight </text:span><text:span text:style-name="T1">preceded by a welcome with a quick meal and a friendly drink Free.</text:span></text:p>
      <text:p text:style-name="P2"/>
      <text:p text:style-name="Texte_20_préformaté"><text:span text:style-name="T1">The following day, Saturday, reception from 9 a.m. and two rounds during the day, </text:span><text:span text:style-name="T2">the second round of the weekend from 10 a.m. to 2 p.m. and the third round from 3 to 7 p.m. </text:span><text:span text:style-name="T1">Between two games, take the time to breathe, eat, appreciate the exchanges between players from all over Europe and play the game a hundred times with all the good faith that characterizes a good diplomat.</text:span></text:p>
      <text:p text:style-name="Texte_20_préformaté"/>
      <text:p text:style-name="Texte_20_préformaté"><text:span text:style-name="T1">When evening comes, it will be time to put away the game boxes and the knives still stained with the blood of your betrayals. Because do not forget: </text:span><text:span text:style-name="T4">Diplo should be consumed in moderation! </text:span><text:span text:style-name="T1">We can discuss the location of the next European championship in 2024 or talk about the world championship next summer in “Varedo” in Italy. Then to take your mind off things in Paris, there is nothing like a good restaurant all together followed by the discovery of bars that have made the legend of “Saint-Germain-des-Prés”. If you want to end the evening with board games to relax, you can also go to the hotel where a corner will be kept with games provided by the organization.</text:span></text:p>
      <text:p text:style-name="Texte_20_préformaté"/>
      <text:p text:style-name="Texte_20_préformaté"><text:span text:style-name="T1">Sunday morning, after a more or less long night, here we go again. </text:span><text:span text:style-name="T2">The last (and fourth) round will start at 10 a.m. </text:span><text:span text:style-name="T1">There will be a final table if at least 28 players have more than zero points after the first three rounds.</text:span><text:span text:style-name="T2"> </text:span><text:span text:style-name="T1">Please note, you do not need to play the 3 qualifying rounds to qualify for the final table (see rules). For those who only play a round or two of the first three, it is possible to qualify if you have a very good result or two good results. In parallel with the final table, there will be ranking games. Only the title is reserved for the winner of the final table; if you just missed the final, with another good result in the last game, you can grab a nice podium or simply play a last game fo</text:span><text:bookmark text:name="_GoBack"/><text:span text:style-name="T1">r fun or secure yourself a diploma for the best country.</text:span></text:p>
      <text:p text:style-name="Texte_20_préformaté"><text:span text:style-name="T2">If the final table, </text:span><text:span text:style-name="T1">the seven best, who have demonstrated their best diplomatic skills, will compete in unbearable suspense. The challenge will be the title of 2023 European Diplomacy champion and to succeed the Swiss Christophe Borgeat on the list of winners.</text:span></text:p>
      <text:p text:style-name="Texte_20_préformaté"/>
      <text:p text:style-name="Texte_20_préformaté"><text:span text:style-name="T2">At 2:30 p.m., it will be time to wrap up! </text:span><text:span text:style-name="T1">This is the time of joys and disappointments when the results are announced. However, whatever happens, you will keep good memories of these meetings in Paris.</text:span></text:p>
      <text:p text:style-name="Texte_20_préformaté">Get ready to join us by pre-registering now! A single slogan: “have fun”, during this thirtieth European Diplomacy Championship!</text:p>
      <text:p text:style-name="Texte_20_préformaté"/>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0pt" fo:language="en" fo:country="US"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style>
    <style:style style:name="Titre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Texte_20_préformaté" style:display-name="Texte préformaté" style:family="paragraph" style:parent-style-name="Standard">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loext:linked-style-name="Pied_20_de_20_page_20_Car"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En-tête_20_Car" style:display-name="En-tête Car" style:family="text" style:parent-style-name="Default_20_Paragraph_20_Font" loext:linked-style-name="Header">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Pied_20_de_20_page_20_Car" style:display-name="Pied de page Car" style:family="text" style:parent-style-name="Default_20_Paragraph_20_Font" loext:linked-style-name="Footer">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abriel Lecointre</meta:initial-creator>
    <meta:editing-cycles>5</meta:editing-cycles>
    <meta:print-date>1899-12-31T23:00:00</meta:print-date>
    <meta:creation-date>2023-09-01T07:25:00</meta:creation-date>
    <dc:date>2023-09-01T17:44:54.638378411</dc:date>
    <meta:editing-duration>PT56M27S</meta:editing-duration>
    <meta:generator>LibreOffice/7.4.7.2$Linux_X86_64 LibreOffice_project/40$Build-2</meta:generator>
    <meta:document-statistic meta:table-count="0" meta:image-count="0" meta:object-count="0" meta:page-count="1" meta:paragraph-count="9" meta:word-count="632" meta:character-count="3518" meta:non-whitespace-character-count="2895"/>
    <meta:user-defined meta:name="AppVersion">16.0000</meta:user-defined>
    <meta:user-defined meta:name="Company">Thales</meta:user-defined>
    <meta:user-defined meta:name="MSIP_Label_4265dfd4-2f28-40ac-a130-d2bbe8ae537d_ActionId">f19b9c6e-71ab-487e-9199-899510451cfe</meta:user-defined>
    <meta:user-defined meta:name="MSIP_Label_4265dfd4-2f28-40ac-a130-d2bbe8ae537d_ContentBits">3</meta:user-defined>
    <meta:user-defined meta:name="MSIP_Label_4265dfd4-2f28-40ac-a130-d2bbe8ae537d_Enabled" meta:value-type="string">true</meta:user-defined>
    <meta:user-defined meta:name="MSIP_Label_4265dfd4-2f28-40ac-a130-d2bbe8ae537d_Method" meta:value-type="string">Privileged</meta:user-defined>
    <meta:user-defined meta:name="MSIP_Label_4265dfd4-2f28-40ac-a130-d2bbe8ae537d_Name" meta:value-type="string">THALES-GDPR-02</meta:user-defined>
    <meta:user-defined meta:name="MSIP_Label_4265dfd4-2f28-40ac-a130-d2bbe8ae537d_SetDate" meta:value-type="string">2023-09-01T08:56:02Z</meta:user-defined>
    <meta:user-defined meta:name="MSIP_Label_4265dfd4-2f28-40ac-a130-d2bbe8ae537d_SiteId" meta:value-type="string">6e603289-5e46-4e26-ac7c-03a85420a9a5</meta:user-defined>
    <meta:user-defined meta:name="Thales-Sensitivity" meta:value-type="string">{T-PerData}</meta:user-defined>
    <meta:template xlink:type="simple" xlink:actuate="onRequest" xlink:title="Normal.dotm" xlink:href=""/>
  </office:meta>
</office:document-meta>
</file>